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map style:condition="cell-content()=&quot;True&quot;" style:apply-style-name="Good" style:base-cell-address="methylzr.E2"/>
      <style:map style:condition="cell-content()=&quot;False&quot;" style:apply-style-name="Bad" style:base-cell-address="methylzr.E2"/>
    </style:style>
  </office:automatic-styles>
  <office:body>
    <office:spreadsheet>
      <table:calculation-settings table:automatic-find-labels="false" table:use-regular-expressions="false" table:use-wildcards="true"/>
      <table:table table:name="methylz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classifiable</text:p>
          </table:table-cell>
        </table:table-row>
        <table:table-row table:style-name="ro1">
          <table:table-cell office:value-type="string" calcext:value-type="string">
            <text:p>NDMA1</text:p>
          </table:table-cell>
          <table:table-cell office:value-type="string" calcext:value-type="string">
            <text:p>LGG, PA PF</text:p>
          </table:table-cell>
          <table:table-cell office:value-type="float" office:value="0.385073015679727" calcext:value-type="float">
            <text:p>0.385073015679727</text:p>
          </table:table-cell>
          <table:table-cell office:value-type="float" office:value="253.112" calcext:value-type="float">
            <text:p>253.1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2</text:p>
          </table:table-cell>
          <table:table-cell office:value-type="string" calcext:value-type="string">
            <text:p>O IDH</text:p>
          </table:table-cell>
          <table:table-cell office:value-type="float" office:value="0.811631679020171" calcext:value-type="float">
            <text:p>0.811631679020171</text:p>
          </table:table-cell>
          <table:table-cell office:value-type="float" office:value="253.112" calcext:value-type="float">
            <text:p>253.1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4</text:p>
          </table:table-cell>
          <table:table-cell office:value-type="string" calcext:value-type="string">
            <text:p>CONTR, REACT</text:p>
          </table:table-cell>
          <table:table-cell office:value-type="float" office:value="0.754564723192319" calcext:value-type="float">
            <text:p>0.754564723192319</text:p>
          </table:table-cell>
          <table:table-cell office:value-type="float" office:value="253.112" calcext:value-type="float">
            <text:p>253.1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</text:p>
          </table:table-cell>
          <table:table-cell office:value-type="string" calcext:value-type="string">
            <text:p>LGG, DNT</text:p>
          </table:table-cell>
          <table:table-cell office:value-type="float" office:value="0.567786043731156" calcext:value-type="float">
            <text:p>0.567786043731156</text:p>
          </table:table-cell>
          <table:table-cell office:value-type="float" office:value="270.28" calcext:value-type="float">
            <text:p>270.2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</text:p>
          </table:table-cell>
          <table:table-cell office:value-type="string" calcext:value-type="string">
            <text:p>PXA</text:p>
          </table:table-cell>
          <table:table-cell office:value-type="float" office:value="0.995728614018935" calcext:value-type="float">
            <text:p>0.995728614018935</text:p>
          </table:table-cell>
          <table:table-cell office:value-type="float" office:value="271.004" calcext:value-type="float">
            <text:p>271.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</text:p>
          </table:table-cell>
          <table:table-cell office:value-type="string" calcext:value-type="string">
            <text:p>O IDH</text:p>
          </table:table-cell>
          <table:table-cell office:value-type="float" office:value="0.809022861440776" calcext:value-type="float">
            <text:p>0.809022861440776</text:p>
          </table:table-cell>
          <table:table-cell office:value-type="float" office:value="219.366" calcext:value-type="float">
            <text:p>219.36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8</text:p>
          </table:table-cell>
          <table:table-cell office:value-type="string" calcext:value-type="string">
            <text:p>GBM, RTK II</text:p>
          </table:table-cell>
          <table:table-cell office:value-type="float" office:value="0.999876628097585" calcext:value-type="float">
            <text:p>0.999876628097585</text:p>
          </table:table-cell>
          <table:table-cell office:value-type="float" office:value="239.845" calcext:value-type="float">
            <text:p>239.8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</text:p>
          </table:table-cell>
          <table:table-cell office:value-type="string" calcext:value-type="string">
            <text:p>SCHW</text:p>
          </table:table-cell>
          <table:table-cell office:value-type="float" office:value="0.221286480974742" calcext:value-type="float">
            <text:p>0.221286480974742</text:p>
          </table:table-cell>
          <table:table-cell office:value-type="float" office:value="236.006" calcext:value-type="float">
            <text:p>236.00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10</text:p>
          </table:table-cell>
          <table:table-cell office:value-type="string" calcext:value-type="string">
            <text:p>LYMPHO</text:p>
          </table:table-cell>
          <table:table-cell office:value-type="float" office:value="1" calcext:value-type="float">
            <text:p>1</text:p>
          </table:table-cell>
          <table:table-cell office:value-type="float" office:value="256.339" calcext:value-type="float">
            <text:p>256.33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9</text:p>
          </table:table-cell>
          <table:table-cell office:value-type="string" calcext:value-type="string">
            <text:p>MB, G4</text:p>
          </table:table-cell>
          <table:table-cell office:value-type="float" office:value="0.999999999931276" calcext:value-type="float">
            <text:p>0.999999999931276</text:p>
          </table:table-cell>
          <table:table-cell office:value-type="float" office:value="267.623" calcext:value-type="float">
            <text:p>267.62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0</text:p>
          </table:table-cell>
          <table:table-cell office:value-type="string" calcext:value-type="string">
            <text:p>MB, SHH INF</text:p>
          </table:table-cell>
          <table:table-cell office:value-type="float" office:value="0.999999380307735" calcext:value-type="float">
            <text:p>0.999999380307735</text:p>
          </table:table-cell>
          <table:table-cell office:value-type="float" office:value="263.985" calcext:value-type="float">
            <text:p>263.98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1</text:p>
          </table:table-cell>
          <table:table-cell office:value-type="string" calcext:value-type="string">
            <text:p>MB, G3</text:p>
          </table:table-cell>
          <table:table-cell office:value-type="float" office:value="0.999999999999943" calcext:value-type="float">
            <text:p>0.999999999999943</text:p>
          </table:table-cell>
          <table:table-cell office:value-type="float" office:value="243.18" calcext:value-type="float">
            <text:p>243.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2</text:p>
          </table:table-cell>
          <table:table-cell office:value-type="string" calcext:value-type="string">
            <text:p>MB, WNT</text:p>
          </table:table-cell>
          <table:table-cell office:value-type="float" office:value="0.999999999999545" calcext:value-type="float">
            <text:p>0.999999999999545</text:p>
          </table:table-cell>
          <table:table-cell office:value-type="float" office:value="240.281" calcext:value-type="float">
            <text:p>240.2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3</text:p>
          </table:table-cell>
          <table:table-cell office:value-type="string" calcext:value-type="string">
            <text:p>MB, G3</text:p>
          </table:table-cell>
          <table:table-cell office:value-type="float" office:value="0.998213169162794" calcext:value-type="float">
            <text:p>0.998213169162794</text:p>
          </table:table-cell>
          <table:table-cell office:value-type="float" office:value="251.253" calcext:value-type="float">
            <text:p>251.25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26</text:p>
          </table:table-cell>
          <table:table-cell office:value-type="string" calcext:value-type="string">
            <text:p>HGNET, BCOR</text:p>
          </table:table-cell>
          <table:table-cell office:value-type="float" office:value="0.999999999999602" calcext:value-type="float">
            <text:p>0.999999999999602</text:p>
          </table:table-cell>
          <table:table-cell office:value-type="float" office:value="212.637" calcext:value-type="float">
            <text:p>212.63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0</text:p>
          </table:table-cell>
          <table:table-cell office:value-type="string" calcext:value-type="string">
            <text:p>MB, SHH INF</text:p>
          </table:table-cell>
          <table:table-cell office:value-type="float" office:value="0.998304440557272" calcext:value-type="float">
            <text:p>0.998304440557272</text:p>
          </table:table-cell>
          <table:table-cell office:value-type="float" office:value="241.383" calcext:value-type="float">
            <text:p>241.3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3</text:p>
          </table:table-cell>
          <table:table-cell office:value-type="string" calcext:value-type="string">
            <text:p>MB, G4</text:p>
          </table:table-cell>
          <table:table-cell office:value-type="float" office:value="1" calcext:value-type="float">
            <text:p>1</text:p>
          </table:table-cell>
          <table:table-cell office:value-type="float" office:value="249.219" calcext:value-type="float">
            <text:p>249.21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4</text:p>
          </table:table-cell>
          <table:table-cell office:value-type="string" calcext:value-type="string">
            <text:p>MB, G4</text:p>
          </table:table-cell>
          <table:table-cell office:value-type="float" office:value="0.99999999937279" calcext:value-type="float">
            <text:p>0.99999999937279</text:p>
          </table:table-cell>
          <table:table-cell office:value-type="float" office:value="253.388" calcext:value-type="float">
            <text:p>253.3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5</text:p>
          </table:table-cell>
          <table:table-cell office:value-type="string" calcext:value-type="string">
            <text:p>MB, G4</text:p>
          </table:table-cell>
          <table:table-cell office:value-type="float" office:value="0.999999931629307" calcext:value-type="float">
            <text:p>0.999999931629307</text:p>
          </table:table-cell>
          <table:table-cell office:value-type="float" office:value="252.287" calcext:value-type="float">
            <text:p>252.2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6</text:p>
          </table:table-cell>
          <table:table-cell office:value-type="string" calcext:value-type="string">
            <text:p>MB, G3</text:p>
          </table:table-cell>
          <table:table-cell office:value-type="float" office:value="1" calcext:value-type="float">
            <text:p>1</text:p>
          </table:table-cell>
          <table:table-cell office:value-type="float" office:value="269.012" calcext:value-type="float">
            <text:p>269.0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7</text:p>
          </table:table-cell>
          <table:table-cell office:value-type="string" calcext:value-type="string">
            <text:p>MB, WNT</text:p>
          </table:table-cell>
          <table:table-cell office:value-type="float" office:value="1" calcext:value-type="float">
            <text:p>1</text:p>
          </table:table-cell>
          <table:table-cell office:value-type="float" office:value="234.741" calcext:value-type="float">
            <text:p>234.74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39</text:p>
          </table:table-cell>
          <table:table-cell office:value-type="string" calcext:value-type="string">
            <text:p>A IDH</text:p>
          </table:table-cell>
          <table:table-cell office:value-type="float" office:value="0.989171751273452" calcext:value-type="float">
            <text:p>0.989171751273452</text:p>
          </table:table-cell>
          <table:table-cell office:value-type="float" office:value="259.091" calcext:value-type="float">
            <text:p>259.09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40</text:p>
          </table:table-cell>
          <table:table-cell office:value-type="string" calcext:value-type="string">
            <text:p>LGG, DNT</text:p>
          </table:table-cell>
          <table:table-cell office:value-type="float" office:value="0.207175518813068" calcext:value-type="float">
            <text:p>0.207175518813068</text:p>
          </table:table-cell>
          <table:table-cell office:value-type="float" office:value="266.586" calcext:value-type="float">
            <text:p>266.5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43</text:p>
          </table:table-cell>
          <table:table-cell office:value-type="string" calcext:value-type="string">
            <text:p>O IDH</text:p>
          </table:table-cell>
          <table:table-cell office:value-type="float" office:value="0.99616249663616" calcext:value-type="float">
            <text:p>0.99616249663616</text:p>
          </table:table-cell>
          <table:table-cell office:value-type="float" office:value="235.561" calcext:value-type="float">
            <text:p>235.56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46</text:p>
          </table:table-cell>
          <table:table-cell office:value-type="string" calcext:value-type="string">
            <text:p>GBM, RTK II</text:p>
          </table:table-cell>
          <table:table-cell office:value-type="float" office:value="0.957328237838583" calcext:value-type="float">
            <text:p>0.957328237838583</text:p>
          </table:table-cell>
          <table:table-cell office:value-type="float" office:value="266.752" calcext:value-type="float">
            <text:p>266.75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49</text:p>
          </table:table-cell>
          <table:table-cell office:value-type="string" calcext:value-type="string">
            <text:p>GBM, RTK II</text:p>
          </table:table-cell>
          <table:table-cell office:value-type="float" office:value="0.991161322062234" calcext:value-type="float">
            <text:p>0.991161322062234</text:p>
          </table:table-cell>
          <table:table-cell office:value-type="float" office:value="267.038" calcext:value-type="float">
            <text:p>267.0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50</text:p>
          </table:table-cell>
          <table:table-cell office:value-type="string" calcext:value-type="string">
            <text:p>GBM, MES</text:p>
          </table:table-cell>
          <table:table-cell office:value-type="float" office:value="0.73982036203244" calcext:value-type="float">
            <text:p>0.73982036203244</text:p>
          </table:table-cell>
          <table:table-cell office:value-type="float" office:value="279.063" calcext:value-type="float">
            <text:p>279.06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3</text:p>
          </table:table-cell>
          <table:table-cell office:value-type="string" calcext:value-type="string">
            <text:p>LGG, PA/GG ST</text:p>
          </table:table-cell>
          <table:table-cell office:value-type="float" office:value="0.392408160615384" calcext:value-type="float">
            <text:p>0.392408160615384</text:p>
          </table:table-cell>
          <table:table-cell office:value-type="float" office:value="260.492" calcext:value-type="float">
            <text:p>260.49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5</text:p>
          </table:table-cell>
          <table:table-cell office:value-type="string" calcext:value-type="string">
            <text:p>LGG, PA PF</text:p>
          </table:table-cell>
          <table:table-cell office:value-type="float" office:value="0.35650656111213" calcext:value-type="float">
            <text:p>0.35650656111213</text:p>
          </table:table-cell>
          <table:table-cell office:value-type="float" office:value="247.626" calcext:value-type="float">
            <text:p>247.6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7</text:p>
          </table:table-cell>
          <table:table-cell office:value-type="string" calcext:value-type="string">
            <text:p>CONTR, REACT</text:p>
          </table:table-cell>
          <table:table-cell office:value-type="float" office:value="0.247800744441316" calcext:value-type="float">
            <text:p>0.247800744441316</text:p>
          </table:table-cell>
          <table:table-cell office:value-type="float" office:value="283.863" calcext:value-type="float">
            <text:p>283.86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58</text:p>
          </table:table-cell>
          <table:table-cell office:value-type="string" calcext:value-type="string">
            <text:p>LGG, PA PF</text:p>
          </table:table-cell>
          <table:table-cell office:value-type="float" office:value="0.762248628984297" calcext:value-type="float">
            <text:p>0.762248628984297</text:p>
          </table:table-cell>
          <table:table-cell office:value-type="float" office:value="244.864" calcext:value-type="float">
            <text:p>244.8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2</text:p>
          </table:table-cell>
          <table:table-cell office:value-type="string" calcext:value-type="string">
            <text:p>LGG, PA MID</text:p>
          </table:table-cell>
          <table:table-cell office:value-type="float" office:value="0.927535265977362" calcext:value-type="float">
            <text:p>0.927535265977362</text:p>
          </table:table-cell>
          <table:table-cell office:value-type="float" office:value="261.521" calcext:value-type="float">
            <text:p>261.52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63</text:p>
          </table:table-cell>
          <table:table-cell office:value-type="string" calcext:value-type="string">
            <text:p>GBM, RTK I</text:p>
          </table:table-cell>
          <table:table-cell office:value-type="float" office:value="0.985368739357033" calcext:value-type="float">
            <text:p>0.985368739357033</text:p>
          </table:table-cell>
          <table:table-cell office:value-type="float" office:value="241.601" calcext:value-type="float">
            <text:p>241.6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64</text:p>
          </table:table-cell>
          <table:table-cell office:value-type="string" calcext:value-type="string">
            <text:p>PXA</text:p>
          </table:table-cell>
          <table:table-cell office:value-type="float" office:value="0.549128639335644" calcext:value-type="float">
            <text:p>0.549128639335644</text:p>
          </table:table-cell>
          <table:table-cell office:value-type="float" office:value="246.253" calcext:value-type="float">
            <text:p>246.25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5</text:p>
          </table:table-cell>
          <table:table-cell office:value-type="string" calcext:value-type="string">
            <text:p>LGG, PA PF</text:p>
          </table:table-cell>
          <table:table-cell office:value-type="float" office:value="0.969043560289551" calcext:value-type="float">
            <text:p>0.969043560289551</text:p>
          </table:table-cell>
          <table:table-cell office:value-type="float" office:value="257.17" calcext:value-type="float">
            <text:p>257.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66</text:p>
          </table:table-cell>
          <table:table-cell office:value-type="string" calcext:value-type="string">
            <text:p>A IDH</text:p>
          </table:table-cell>
          <table:table-cell office:value-type="float" office:value="0.999955392255142" calcext:value-type="float">
            <text:p>0.999955392255142</text:p>
          </table:table-cell>
          <table:table-cell office:value-type="float" office:value="255.895" calcext:value-type="float">
            <text:p>255.8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67</text:p>
          </table:table-cell>
          <table:table-cell office:value-type="string" calcext:value-type="string">
            <text:p>DMG, K27</text:p>
          </table:table-cell>
          <table:table-cell office:value-type="float" office:value="0.997662914068411" calcext:value-type="float">
            <text:p>0.997662914068411</text:p>
          </table:table-cell>
          <table:table-cell office:value-type="float" office:value="203.557" calcext:value-type="float">
            <text:p>203.5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68</text:p>
          </table:table-cell>
          <table:table-cell office:value-type="string" calcext:value-type="string">
            <text:p>LGG, PA/GG ST</text:p>
          </table:table-cell>
          <table:table-cell office:value-type="float" office:value="0.615440511474764" calcext:value-type="float">
            <text:p>0.615440511474764</text:p>
          </table:table-cell>
          <table:table-cell office:value-type="float" office:value="292.224" calcext:value-type="float">
            <text:p>292.2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69</text:p>
          </table:table-cell>
          <table:table-cell office:value-type="string" calcext:value-type="string">
            <text:p>MB, G3</text:p>
          </table:table-cell>
          <table:table-cell office:value-type="float" office:value="0.990941565107005" calcext:value-type="float">
            <text:p>0.990941565107005</text:p>
          </table:table-cell>
          <table:table-cell office:value-type="float" office:value="253.381" calcext:value-type="float">
            <text:p>253.3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0</text:p>
          </table:table-cell>
          <table:table-cell office:value-type="string" calcext:value-type="string">
            <text:p>LGG, PA/GG ST</text:p>
          </table:table-cell>
          <table:table-cell office:value-type="float" office:value="0.348381219355423" calcext:value-type="float">
            <text:p>0.348381219355423</text:p>
          </table:table-cell>
          <table:table-cell office:value-type="float" office:value="255.435" calcext:value-type="float">
            <text:p>255.4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71</text:p>
          </table:table-cell>
          <table:table-cell office:value-type="string" calcext:value-type="string">
            <text:p>O IDH</text:p>
          </table:table-cell>
          <table:table-cell office:value-type="float" office:value="0.999007770403888" calcext:value-type="float">
            <text:p>0.999007770403888</text:p>
          </table:table-cell>
          <table:table-cell office:value-type="float" office:value="257.382" calcext:value-type="float">
            <text:p>257.3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2</text:p>
          </table:table-cell>
          <table:table-cell office:value-type="string" calcext:value-type="string">
            <text:p>LGG, DNT</text:p>
          </table:table-cell>
          <table:table-cell office:value-type="float" office:value="0.883016888069045" calcext:value-type="float">
            <text:p>0.883016888069045</text:p>
          </table:table-cell>
          <table:table-cell office:value-type="float" office:value="296.338" calcext:value-type="float">
            <text:p>296.3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3</text:p>
          </table:table-cell>
          <table:table-cell office:value-type="string" calcext:value-type="string">
            <text:p>EPN, RELA</text:p>
          </table:table-cell>
          <table:table-cell office:value-type="float" office:value="0.897536659243744" calcext:value-type="float">
            <text:p>0.897536659243744</text:p>
          </table:table-cell>
          <table:table-cell office:value-type="float" office:value="243.671" calcext:value-type="float">
            <text:p>243.6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5</text:p>
          </table:table-cell>
          <table:table-cell office:value-type="string" calcext:value-type="string">
            <text:p>A IDH</text:p>
          </table:table-cell>
          <table:table-cell office:value-type="float" office:value="0.996305375555346" calcext:value-type="float">
            <text:p>0.996305375555346</text:p>
          </table:table-cell>
          <table:table-cell office:value-type="float" office:value="263.803" calcext:value-type="float">
            <text:p>263.8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6</text:p>
          </table:table-cell>
          <table:table-cell office:value-type="string" calcext:value-type="string">
            <text:p>DLGNT</text:p>
          </table:table-cell>
          <table:table-cell office:value-type="float" office:value="0.990747419336138" calcext:value-type="float">
            <text:p>0.990747419336138</text:p>
          </table:table-cell>
          <table:table-cell office:value-type="float" office:value="250.354" calcext:value-type="float">
            <text:p>250.3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8</text:p>
          </table:table-cell>
          <table:table-cell office:value-type="string" calcext:value-type="string">
            <text:p>LIPN</text:p>
          </table:table-cell>
          <table:table-cell office:value-type="float" office:value="0.812803052296365" calcext:value-type="float">
            <text:p>0.812803052296365</text:p>
          </table:table-cell>
          <table:table-cell office:value-type="float" office:value="267.712" calcext:value-type="float">
            <text:p>267.7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79</text:p>
          </table:table-cell>
          <table:table-cell office:value-type="string" calcext:value-type="string">
            <text:p>A IDH, HG</text:p>
          </table:table-cell>
          <table:table-cell office:value-type="float" office:value="0.485227157781386" calcext:value-type="float">
            <text:p>0.485227157781386</text:p>
          </table:table-cell>
          <table:table-cell office:value-type="float" office:value="246.557" calcext:value-type="float">
            <text:p>246.5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80</text:p>
          </table:table-cell>
          <table:table-cell office:value-type="string" calcext:value-type="string">
            <text:p>PXA</text:p>
          </table:table-cell>
          <table:table-cell office:value-type="float" office:value="0.909167367900738" calcext:value-type="float">
            <text:p>0.909167367900738</text:p>
          </table:table-cell>
          <table:table-cell office:value-type="float" office:value="232.019" calcext:value-type="float">
            <text:p>232.01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81</text:p>
          </table:table-cell>
          <table:table-cell office:value-type="string" calcext:value-type="string">
            <text:p>O IDH</text:p>
          </table:table-cell>
          <table:table-cell office:value-type="float" office:value="0.995208042211054" calcext:value-type="float">
            <text:p>0.995208042211054</text:p>
          </table:table-cell>
          <table:table-cell office:value-type="float" office:value="261.708" calcext:value-type="float">
            <text:p>261.7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83</text:p>
          </table:table-cell>
          <table:table-cell office:value-type="string" calcext:value-type="string">
            <text:p>LGG, DNT</text:p>
          </table:table-cell>
          <table:table-cell office:value-type="float" office:value="0.657270767006323" calcext:value-type="float">
            <text:p>0.657270767006323</text:p>
          </table:table-cell>
          <table:table-cell office:value-type="float" office:value="250.178" calcext:value-type="float">
            <text:p>250.1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86</text:p>
          </table:table-cell>
          <table:table-cell office:value-type="string" calcext:value-type="string">
            <text:p>O IDH</text:p>
          </table:table-cell>
          <table:table-cell office:value-type="float" office:value="0.788117627398663" calcext:value-type="float">
            <text:p>0.788117627398663</text:p>
          </table:table-cell>
          <table:table-cell office:value-type="float" office:value="288.749" calcext:value-type="float">
            <text:p>288.7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89</text:p>
          </table:table-cell>
          <table:table-cell office:value-type="string" calcext:value-type="string">
            <text:p>MB, G4</text:p>
          </table:table-cell>
          <table:table-cell office:value-type="float" office:value="1" calcext:value-type="float">
            <text:p>1</text:p>
          </table:table-cell>
          <table:table-cell office:value-type="float" office:value="278.63" calcext:value-type="float">
            <text:p>278.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1</text:p>
          </table:table-cell>
          <table:table-cell office:value-type="string" calcext:value-type="string">
            <text:p>O IDH</text:p>
          </table:table-cell>
          <table:table-cell office:value-type="float" office:value="0.999235769935231" calcext:value-type="float">
            <text:p>0.999235769935231</text:p>
          </table:table-cell>
          <table:table-cell office:value-type="float" office:value="239.61" calcext:value-type="float">
            <text:p>239.6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2</text:p>
          </table:table-cell>
          <table:table-cell office:value-type="string" calcext:value-type="string">
            <text:p>PXA</text:p>
          </table:table-cell>
          <table:table-cell office:value-type="float" office:value="0.95567833231673" calcext:value-type="float">
            <text:p>0.95567833231673</text:p>
          </table:table-cell>
          <table:table-cell office:value-type="float" office:value="287.492" calcext:value-type="float">
            <text:p>287.4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3</text:p>
          </table:table-cell>
          <table:table-cell office:value-type="string" calcext:value-type="string">
            <text:p>SCHW</text:p>
          </table:table-cell>
          <table:table-cell office:value-type="float" office:value="0.350124340809252" calcext:value-type="float">
            <text:p>0.350124340809252</text:p>
          </table:table-cell>
          <table:table-cell office:value-type="float" office:value="275.69" calcext:value-type="float">
            <text:p>275.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94</text:p>
          </table:table-cell>
          <table:table-cell office:value-type="string" calcext:value-type="string">
            <text:p>MB, G4</text:p>
          </table:table-cell>
          <table:table-cell office:value-type="float" office:value="1" calcext:value-type="float">
            <text:p>1</text:p>
          </table:table-cell>
          <table:table-cell office:value-type="float" office:value="232.905" calcext:value-type="float">
            <text:p>232.9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5</text:p>
          </table:table-cell>
          <table:table-cell office:value-type="string" calcext:value-type="string">
            <text:p>DMG, K27</text:p>
          </table:table-cell>
          <table:table-cell office:value-type="float" office:value="0.999965061086009" calcext:value-type="float">
            <text:p>0.999965061086009</text:p>
          </table:table-cell>
          <table:table-cell office:value-type="float" office:value="327.014" calcext:value-type="float">
            <text:p>327.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6</text:p>
          </table:table-cell>
          <table:table-cell office:value-type="string" calcext:value-type="string">
            <text:p>LGG, DNT</text:p>
          </table:table-cell>
          <table:table-cell office:value-type="float" office:value="0.428359670131282" calcext:value-type="float">
            <text:p>0.428359670131282</text:p>
          </table:table-cell>
          <table:table-cell office:value-type="float" office:value="264.018" calcext:value-type="float">
            <text:p>264.01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97</text:p>
          </table:table-cell>
          <table:table-cell office:value-type="string" calcext:value-type="string">
            <text:p>A IDH</text:p>
          </table:table-cell>
          <table:table-cell office:value-type="float" office:value="0.971470056854703" calcext:value-type="float">
            <text:p>0.971470056854703</text:p>
          </table:table-cell>
          <table:table-cell office:value-type="float" office:value="301.658" calcext:value-type="float">
            <text:p>301.6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98</text:p>
          </table:table-cell>
          <table:table-cell office:value-type="string" calcext:value-type="string">
            <text:p>ATRT, SHH</text:p>
          </table:table-cell>
          <table:table-cell office:value-type="float" office:value="0.515944938587697" calcext:value-type="float">
            <text:p>0.515944938587697</text:p>
          </table:table-cell>
          <table:table-cell office:value-type="float" office:value="262.254" calcext:value-type="float">
            <text:p>262.2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99</text:p>
          </table:table-cell>
          <table:table-cell office:value-type="string" calcext:value-type="string">
            <text:p>ATRT, SHH</text:p>
          </table:table-cell>
          <table:table-cell office:value-type="float" office:value="0.999953387149411" calcext:value-type="float">
            <text:p>0.999953387149411</text:p>
          </table:table-cell>
          <table:table-cell office:value-type="float" office:value="297.823" calcext:value-type="float">
            <text:p>297.82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00</text:p>
          </table:table-cell>
          <table:table-cell office:value-type="string" calcext:value-type="string">
            <text:p>MB, WNT</text:p>
          </table:table-cell>
          <table:table-cell office:value-type="float" office:value="1" calcext:value-type="float">
            <text:p>1</text:p>
          </table:table-cell>
          <table:table-cell office:value-type="float" office:value="257.125" calcext:value-type="float">
            <text:p>257.1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01</text:p>
          </table:table-cell>
          <table:table-cell office:value-type="string" calcext:value-type="string">
            <text:p>GBM, MID</text:p>
          </table:table-cell>
          <table:table-cell office:value-type="float" office:value="0.955927175041935" calcext:value-type="float">
            <text:p>0.955927175041935</text:p>
          </table:table-cell>
          <table:table-cell office:value-type="float" office:value="267.881" calcext:value-type="float">
            <text:p>267.8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02</text:p>
          </table:table-cell>
          <table:table-cell office:value-type="string" calcext:value-type="string">
            <text:p>O IDH</text:p>
          </table:table-cell>
          <table:table-cell office:value-type="float" office:value="0.582539879903421" calcext:value-type="float">
            <text:p>0.582539879903421</text:p>
          </table:table-cell>
          <table:table-cell office:value-type="float" office:value="285.557" calcext:value-type="float">
            <text:p>285.5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103</text:p>
          </table:table-cell>
          <table:table-cell office:value-type="string" calcext:value-type="string">
            <text:p>A IDH</text:p>
          </table:table-cell>
          <table:table-cell office:value-type="float" office:value="0.996749495609173" calcext:value-type="float">
            <text:p>0.996749495609173</text:p>
          </table:table-cell>
          <table:table-cell office:value-type="float" office:value="296.443" calcext:value-type="float">
            <text:p>296.44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DMA104</text:p>
          </table:table-cell>
          <table:table-cell office:value-type="string" calcext:value-type="string">
            <text:p>LGG, PA/GG ST</text:p>
          </table:table-cell>
          <table:table-cell office:value-type="float" office:value="0.305203381537354" calcext:value-type="float">
            <text:p>0.305203381537354</text:p>
          </table:table-cell>
          <table:table-cell office:value-type="float" office:value="290.079" calcext:value-type="float">
            <text:p>290.0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MA106</text:p>
          </table:table-cell>
          <table:table-cell office:value-type="string" calcext:value-type="string">
            <text:p>O IDH</text:p>
          </table:table-cell>
          <table:table-cell office:value-type="float" office:value="0.801610747159468" calcext:value-type="float">
            <text:p>0.801610747159468</text:p>
          </table:table-cell>
          <table:table-cell office:value-type="float" office:value="274.338" calcext:value-type="float">
            <text:p>274.338</text:p>
          </table:table-cell>
          <table:table-cell office:value-type="string" calcext:value-type="string">
            <text:p>True</text:p>
          </table:table-cell>
        </table:table-row>
        <calcext:conditional-formats>
          <calcext:conditional-format calcext:target-range-address="methylzr.E2:methylzr.E68">
            <calcext:condition calcext:apply-style-name="Good" calcext:value="=&quot;True&quot;" calcext:base-cell-address="methylzr.E2"/>
            <calcext:condition calcext:apply-style-name="Bad" calcext:value="=&quot;False&quot;" calcext:base-cell-address="methylzr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9T21:01:22.592985131</dc:date>
    <meta:editing-duration>PT40S</meta:editing-duration>
    <meta:editing-cycles>1</meta:editing-cycles>
    <meta:document-statistic meta:table-count="1" meta:cell-count="340" meta:object-count="0"/>
    <meta:generator>LibreOffice/7.3.7.2$Linux_X86_64 LibreOffice_project/30$Build-2</meta:generator>
  </office:meta>
</office:document-meta>
</file>